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ienda" svg:font-family="Meriend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s pensées perdues entre la frustration de s'être trompé de chemin, le dégoût qu'il éprouvait pour ce graffiti si impur gribouillé sur le panneau et la curiosité de savoir où il se trouvait, Edward ne remarqua pas le moins du monde l'arrivée d'une inconnue dans son dos. Pour être précis, le blondin était en train d'essayer de reconstituer le chemin qu'il avait effectué pour arriver jusqu'ici, dans ce parc qu'il ne connaissait pas, depuis l'horrible maison qu'il avait vue quelques blocs plus tôt. C'était plus difficile qu'il n'y paraissait. L'adolescent avait une tendance assez prononcée à occulter complètement son environnement lorsqu'il partait comme ça dans ses délires. Assez étonnamment, ce dernier parvint tout de même à entendre ce que la jeune femme lui demandait. Il se tourna vers elle, un air mi-blasé, mi-distrait figé sur son visage.</text:p>
      <text:p text:style-name="Standard"/>
      <text:p text:style-name="Standard">-Mmh... Mouais, j'sais pas, peut-être. En tout cas je suis pas où je voulais aller.</text:p>
      <text:p text:style-name="Standard"/>
      <text:p text:style-name="Standard">Son regard fuyant et le ton absent de sa voix montraient sans équivoque que, bien que le garçon ait daigné répondre à Lenna, il ne se sentait pas vraiment concerné par la conversation. Edward avait le faciès emprunt d'un ennui profond. A l'heure qu'il était, son train devait déjà être parti. Cela repoussait son départ d'au moins une heure et demie, étant donné la fréquence de passage de ce genre de trains de banlieue. Ceci dit, la demoiselle qui l'avait interpellé ne semblait pas particulièrement ravie non plus. Les traits du front plissés, il semblait que plus que l'altruisme, c'était la curiosité qui l'avait poussée à venir proposer son aide au garçon aux yeux verts.</text:p>
      <text:p text:style-name="Standard"/>
      <text:p text:style-name="Standard">-C'est quoi ce parc ?</text:p>
      <text:p text:style-name="P1">Tout en prêtant une oreille distraite aux réponses de la demoiselle qui venait de l’accoster, Edward observait l’environnement dans lequel il se trouvait. Il en était certain maintenant, il ne connaissait absolument pas cet endroit. Qu’est-ce qui avait bien pu lui prendre pour qu’il se retrouve aussi loin de sa destination originelle ? Maudissant intérieurement son handicap pour lui faire perdre toujours plus de temps, le blondin lâcha un profond soupir de lassitude. Celui-ci ne s’adressait pas à Lenna –dont il avait plus ou moins déjà oublié la présence, mais pouvait aisément être pris pour une réaction agressive à son égard, bien que ce ne soit absolument pas l’intention de notre garçon. Celui-ci haussa un sourcil d’un air de dire « c’est pas faux. » lorsque la demoiselle aux cheveux noirs de jais lui rappeler la définition d’être perdu, mais n’ajouta rien.</text:p>
      <text:p text:style-name="Text_20_body"/>
      <text:p text:style-name="Text_20_body">Il réagit cependant un peu plus franchement lorsqu’elle lui indiqua que la gare se trouvait dans le quartier Est –alors qu’ils se trouvaient actuellement dans le Nord. Edward lâcha un « Quoi ? » sonore signifiant ainsi sa surprise, avant d’inspirer profondément les yeux clos pour essayer de retrouver son calme. C’était encore pire qu’il ne l’imaginait. De manière totalement incontrôlée, sa bouche se fendit d’un large sourire et un petit rire amusé s’échappa de ses lèvres. Si sa mère était là, elle lui dirait probablement qu’un jour, il oublierait sa tête.</text:p>
      <text:p text:style-name="Text_20_body"/>
      <text:p text:style-name="Text_20_body">-Ok, peut-être que je suis perdu.</text:p>
      <text:p text:style-name="Text_20_body"/>
      <text:p text:style-name="Text_20_body">Cet aveu était tout autant destiné à Lenna qu’à lui-même. Son problème était que non seulement il ne prêtait pas attention à ce qu’il faisait, mais qu’il s’enfermait ensuite dans une spirale de distractions ne faisant qu’aggraver sa situation. Admettre qu’il était perdu et se concentrer sur la recherche d’une solution étaient déjà un premier pas vers la résolution de son problème, premier pas qu’il ne faisait pas toujours… Edward se mit en quête d’un plan ou d’une indication quelconque lui permettant de retrouver son chemin lorsque sa camarade du jour l’interpella de nouveau, lui demandant si tout allait bien. Le blondin tourna une nouvelle fois son regard vers elle, ses paupières battant à un rythme un peu trop élevé l’espace d’un instant. C’est alors qu’il remarqua qu’elle n’était pas chaudement vêtue. Les températures étaient certes douces pour la saison, mais il ne faisait pas vingt degrés non plus. Occultant une fois encore complètement la question qui lui avait été posée, Edward pencha la tête sur le côté en reprenant la parole.</text:p>
      <text:p text:style-name="Text_20_body"/>
      <text:p text:style-name="Text_20_body">-Vous venez souvent ici ?</text:p>
      <text:p text:style-name="P1">Complètement insensible à l'irritation de Lenna, Edward reprit son tour d'horizon après l'avoir observée un instant sans vraiment trouver autre chose que sa tenue à noter. L'air sévère de la jeune femme tranchait vivement avec celui candide dont était empreint le visage du blondin, qui avait la mine déconfite d'un enfant à qui on aurait interdit de jouer. Il n'avait clairement pas l'air de se rendre compte qu'il ennuyait Lenna plus que tout et continuait à agir avec insouciance, sans s'affoler malgré le fait qu'il n'avait absolument aucune idée de l'endroit où il se trouvait. A la dernière remarque de la demoiselle, il se tourna tout de même vers elle, semblant à moitié concerné seulement.</text:p>
      <text:p text:style-name="Text_20_body"/>
      <text:p text:style-name="Text_20_body">-Ah ? C'est bien, ça doit être pratique, il doit faire un peu plus chaud qu'ici.</text:p>
      <text:p text:style-name="Text_20_body"/>
      <text:p text:style-name="Text_20_body">Contrairement à ce que laissaient présager les apparences, il n'y avait ni dérision, ni ironie dans son intervention. Edward avait simplement trouvé la remarque assez peu intéressante et y avait répondu la première chose qui lui passait par la tête. Le garçon n'était pas spécialement familier avec la réputation du quartier Sud de Palema, qui plus est. Issu de la banlieue, il ne connaissait la ville que depuis qu'il était arrivé à la fac quelques mois plus tôt, et ses fréquentations s'arrêtaient globalement au chemin de la gare à l'université. Sa réplique n'avait pas vraiment vocation à être provocante, ni même à faire avancer la discussion. Il s'agissait là simplement d'une réponse à Lenna, moindre des politesses lorsqu'une personne se propose spontanément de vous aider. En parlant de ça, elle semblait de moins en moins encline à lui donner un coup de main, ce qui n'arrangeait pas ses affaires. </text:p>
      <text:p text:style-name="Text_20_body"/>
      <text:p text:style-name="Text_20_body">-Vous savez pas comment retourner à la gare d'ici par hasard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ienda" svg:font-family="Meriend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2:15:06.69</meta:creation-date>
    <dc:date>2017-02-22T21:47:28.43</dc:date>
    <dc:creator>Thoé </dc:creator>
    <meta:editing-duration>PT2H15M3S</meta:editing-duration>
    <meta:editing-cycles>128</meta:editing-cycles>
    <meta:generator>OpenOffice/4.1.2$Win32 OpenOffice.org_project/412m3$Build-9782</meta:generator>
    <meta:document-statistic meta:table-count="0" meta:image-count="0" meta:object-count="0" meta:page-count="3" meta:paragraph-count="13" meta:word-count="981" meta:character-count="5924"/>
  </office:meta>
</office:document-meta>
</file>